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Lohit Devanagari1" svg:font-family="'Lohit Devanagari'"/>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ab2" officeooo:paragraph-rsid="001c6ab2"/>
    </style:style>
    <style:style style:name="P2" style:family="paragraph" style:parent-style-name="Standard">
      <style:text-properties officeooo:rsid="001ca0ca" officeooo:paragraph-rsid="001ca0ca"/>
    </style:style>
    <style:style style:name="P3" style:family="paragraph" style:parent-style-name="Standard">
      <style:text-properties officeooo:rsid="001e6f41" officeooo:paragraph-rsid="001ee9ee"/>
    </style:style>
    <style:style style:name="P4" style:family="paragraph" style:parent-style-name="Standard">
      <style:text-properties officeooo:rsid="001ee9ee" officeooo:paragraph-rsid="001ee9ee"/>
    </style:style>
    <style:style style:name="T1" style:family="text">
      <style:text-properties officeooo:rsid="001ca0ca"/>
    </style:style>
    <style:style style:name="T2" style:family="text">
      <style:text-properties officeooo:rsid="001ee9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ra Consensus protocol</text:p>
      <text:p text:style-name="P1"/>
      <text:p text:style-name="P1">It happens, anytime a new technology gets popular a huge amount of jargon is poured on the Internet. Suddenly everyone is talking about new concepts with fancy words not always clearly explained outside of geeky circles. Consensus in one of these terms very popular within the Blockchain community but sort of a novelty to the general public. We will try to asses this not-so-big problem with this article.</text:p>
      <text:p text:style-name="P1"/>
      <text:p text:style-name="P1">In essence Libra is a payment network. You have several “servers” trusted to <text:s/>handle the transactions of users worldwide, we know them as validator nodes, <text:span text:style-name="T1">and they need to share similar rules so that every server will come to the same result no matter who handle your payment.</text:span></text:p>
      <text:p text:style-name="P1"/>
      <text:p text:style-name="P2">This is possible because all server communicate with each other and validate <text:span text:style-name="T2">transactions</text:span> using the same protocol a following the same rules. This set of shared instructions is what we call a Consensus protocol. Look simple, doesn’t it? Well, it is, to some extent.</text:p>
      <text:p text:style-name="P2"/>
      <text:p text:style-name="P2">A (good) consensus protocol must not only ensure that your funds are always safe and available, it must also be secure <text:span text:style-name="T2">enough</text:span> to protect the network against malicious players. These evil people trying to grab your moneis or, even more, to disrupt the security of the network that might make the whole system fail or work in their own benefit.</text:p>
      <text:p text:style-name="P2"/>
      <text:p text:style-name="P3">How does Libra protect itself against this kind of problems? </text:p>
      <text:p text:style-name="P3"/>
      <text:p text:style-name="P3"><text:span text:style-name="T2">First, Libra has defined the consensus algorithm at the early stages as a permissioned blockchain. <text:s/>This allows the organization to ensure that all early participants will be truly moved by the fulfillment of Libra’s mission. This is a very convenient way to launch the network until a wider adoption is achieved.</text:span></text:p>
      <text:p text:style-name="P3"/>
      <text:p text:style-name="P4">Moreover, the consensus protocol will require an agreement of 2/3 in order to enforce rules when a disagreement among nodes comes up. This makes attacks more complicated because malicious participants would have to control a significant part of the network before being able to manipulate how transactions are validated.</text:p>
      <text:p text:style-name="P4"/>
      <text:p text:style-name="P4">Read more&gt;</text:p>
      <text:p text:style-name="P4">How to use Libra</text:p>
      <text:p text:style-name="P4">How Libra works</text:p>
      <text:p text:style-name="P4">Permissioned vs Permissionless. What do I car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Lohit Devanagari1" svg:font-family="'Lohit Devanagari'"/>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ntarell"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ntarell"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ntarell" fo:font-family="Cantarell"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antarell" fo:font-family="Cantarell"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ntarell" fo:font-family="Cantarell"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ntarell" fo:font-family="Cantarell"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varo Ruiz</meta:initial-creator>
    <meta:creation-date>2019-07-21T17:54:26.658899912</meta:creation-date>
    <dc:date>2019-07-22T15:30:09.716043839</dc:date>
    <dc:creator>Alvaro Ruiz</dc:creator>
    <meta:editing-duration>PT19H56M36S</meta:editing-duration>
    <meta:editing-cycles>1</meta:editing-cycles>
    <meta:document-statistic meta:table-count="0" meta:image-count="0" meta:object-count="0" meta:page-count="1" meta:paragraph-count="12" meta:word-count="349" meta:character-count="2095" meta:non-whitespace-character-count="1755"/>
    <meta:generator>LibreOffice/6.2.5.2$Linux_X86_64 LibreOffice_project/20$Build-2</meta:generator>
  </office:meta>
</office:document-meta>
</file>